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c639" officeooo:paragraph-rsid="0010c63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13c2e" officeooo:paragraph-rsid="00113c2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c639" officeooo:paragraph-rsid="0010c63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rsid="00165dc5" officeooo:paragraph-rsid="00165dc5" style:font-size-asian="14pt" style:font-size-complex="14pt"/>
    </style:style>
    <style:style style:name="T1" style:family="text">
      <style:text-properties officeooo:rsid="00113c2e"/>
    </style:style>
    <style:style style:name="T2" style:family="text">
      <style:text-properties officeooo:rsid="0014ff93"/>
    </style:style>
    <style:style style:name="T3" style:family="text">
      <style:text-properties officeooo:rsid="00165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ограмма для редактирования базы данных программ</text:p>
      <text:p text:style-name="P1">Автор: Башкатов Дмитрий</text:p>
      <text:p text:style-name="P4">Тема проекта — Telegram бот — напоминалка. Он присылает уведомление в определённое время. </text:p>
      <text:p text:style-name="P2">Проект реализован с помощью <text:span text:style-name="T3">python-telegram-bot. Команда /start создаёт напоминания, команда list дает список созданных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ru" fo:country="RU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22:09:42.733053223</meta:creation-date>
    <dc:date>2023-04-23T08:12:57.117257430</dc:date>
    <meta:editing-duration>PT24M9S</meta:editing-duration>
    <meta:editing-cycles>4</meta:editing-cycles>
    <meta:generator>LibreOffice/7.5.2.2$Linux_X86_64 LibreOffice_project/50$Build-2</meta:generator>
    <meta:document-statistic meta:table-count="0" meta:image-count="0" meta:object-count="0" meta:page-count="1" meta:paragraph-count="4" meta:word-count="34" meta:character-count="283" meta:non-whitespace-character-count="249"/>
  </office:meta>
</office:document-meta>
</file>